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991cm" style:rel-column-width="3821*"/>
    </style:style>
    <style:style style:name="表5.B" style:family="table-column">
      <style:table-column-properties style:column-width="16.009cm" style:rel-column-width="6171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0.991cm" style:rel-column-width="3821*"/>
    </style:style>
    <style:style style:name="表7.B" style:family="table-column">
      <style:table-column-properties style:column-width="16.009cm" style:rel-column-width="6171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0.991cm" style:rel-column-width="3821*"/>
    </style:style>
    <style:style style:name="表8.B" style:family="table-column">
      <style:table-column-properties style:column-width="16.009cm" style:rel-column-width="6171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8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9" style:family="paragraph" style:parent-style-name="Table_20_Contents" style:list-style-name="L29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0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21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3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1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8563709492087801820" text:style-name="L1">
        <text:list-item>
          <text:p text:style-name="P23">REVIEW </text:p>
        </text:list-item>
        <text:list-item>
          <text:p text:style-name="P23">TASK-1</text:p>
          <text:list>
            <text:list-item>
              <text:list>
                <text:list-item>
                  <text:list>
                    <text:list-item>
                      <text:p text:style-name="P40">#1<text:tab/> <text:tab/>that condensed into solid matter. </text:p>
                    </text:list-item>
                    <text:list-item>
                      <text:p text:style-name="P40">#2(1)<text:tab/>Mr. Tesla's vision: How the</text:p>
                    </text:list-item>
                    <text:list-item>
                      <text:p text:style-name="P40">#3(1)<text:tab/>"The primary substance, thrown</text:p>
                    </text:list-item>
                    <text:list-item>
                      <text:p text:style-name="P40"><text:soft-page-break/>#4(1)<text:tab/>"According to an adopted theory</text:p>
                    </text:list-item>
                    <text:list-item>
                      <text:p text:style-name="P40">#5<text:tab/> In the 19th Century, scientists</text:p>
                    </text:list-item>
                    <text:list-item>
                      <text:p text:style-name="P40">#6<text:tab/> Hertz showed that moving </text:p>
                    </text:list-item>
                    <text:list-item>
                      <text:p text:style-name="P40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40">#7<text:tab/> On the book ‘Universe and</text:p>
                </text:list-item>
                <text:list-item>
                  <text:p text:style-name="P40">#8<text:tab/>How does it come about that </text:p>
                </text:list-item>
              </text:list>
            </text:list-item>
          </text:list>
        </text:list-item>
      </text:list>
      <text:p text:style-name="P13"/>
      <text:p text:style-name="P4">[next]</text:p>
      <text:list xml:id="list6659486035634019589" text:style-name="L2">
        <text:list-item>
          <text:p text:style-name="P44">TASK : M-2 : #8</text:p>
        </text:list-item>
      </text:list>
      <text:p text:style-name="P4">[further]</text:p>
      <text:list xml:id="list2528808338578588215" text:style-name="L3">
        <text:list-item>
          <text:p text:style-name="P45"/>
        </text:list-item>
      </text:list>
      <text:p text:style-name="P11"><text:line-break/><text:span text:style-name="T4">[/ XXX] 20200430_174020</text:span></text:p>
      <text:p text:style-name="P12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707067532455681066" text:style-name="L4">
        <text:list-item>
          <text:p text:style-name="P24">REVIEW </text:p>
        </text:list-item>
        <text:list-item>
          <text:p text:style-name="P24">TASK-1 : M-2 : #8</text:p>
          <text:list>
            <text:list-item>
              <text:p text:style-name="P41">#8<text:tab/>How does it come about that </text:p>
              <text:list>
                <text:list-item>
                  <text:p text:style-name="P41"><text:soft-page-break/>the undulatory theory<text:tab/>:w</text:p>
                </text:list-item>
              </text:list>
            </text:list-item>
            <text:list-item>
              <text:p text:style-name="P41">#9<text:tab/>In modern physics, gravitational waves </text:p>
            </text:list-item>
            <text:list-item>
              <text:p text:style-name="P41">#10 Statement of Tesla Relating to Force and Matter - Uknown - April 15, 1932: </text:p>
            </text:list-item>
          </text:list>
        </text:list-item>
      </text:list>
      <text:p text:style-name="P13"/>
      <text:p text:style-name="P4">[next]</text:p>
      <text:list xml:id="list8300292089111186492" text:style-name="L5">
        <text:list-item>
          <text:p text:style-name="P25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25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8064683789848278539" text:style-name="L6">
        <text:list-item>
          <text:p text:style-name="P46"/>
        </text:list-item>
      </text:list>
      <text:p text:style-name="P11"><text:line-break/><text:span text:style-name="T4">[/ XXX] 20200505_180526</text:span></text:p>
      <text:p text:style-name="P11"/>
      <text:p text:style-name="P2"/>
      <text:p text:style-name="P5"/>
      <text:p text:style-name="P4"><text:span text:style-name="T1">24.1_X</text:span>--------------------------------------------------------------------</text:p>
      <text:p text:style-name="P7">[1] res free# JVEMV6 37# 24.1_1 / 37. miscs / 24. UFO-science / 1. eman: / 20200525_172423</text:p>
      <text:p text:style-name="P7"/>
      <text:p text:style-name="P4"/>
      <text:p text:style-name="P4">[do] <text:span text:style-name="T3">#_ </text:span></text:p>
      <text:list xml:id="list6274586927287365298" text:style-name="L7">
        <text:list-item>
          <text:p text:style-name="P26">REVIEW </text:p>
        </text:list-item>
        <text:list-item>
          <text:p text:style-name="P26">TASK-1 : M-3<text:tab/>:d-1</text:p>
          <text:list>
            <text:list-item>
              <text:p text:style-name="P26"><text:soft-page-break/>read</text:p>
            </text:list-item>
          </text:list>
        </text:list-item>
      </text:list>
      <text:section text:style-name="Sect1" text:name="セクション1">
        <text:list xml:id="list37535912" text:continue-numbering="true" text:style-name="L7">
          <text:list-item>
            <text:list>
              <text:list-item>
                <text:list>
                  <text:list-item>
                    <text:p text:style-name="P26">#1 微小な距離</text:p>
                  </text:list-item>
                  <text:list-item>
                    <text:p text:style-name="P26">#2 もしもこの</text:p>
                  </text:list-item>
                  <text:list-item>
                    <text:p text:style-name="P26">#3 ところで先ほどの</text:p>
                  </text:list-item>
                  <text:list-item>
                    <text:p text:style-name="P26">#4 さあ、ここまでの内容</text:p>
                  </text:list-item>
                  <text:list-item>
                    <text:p text:style-name="P26">#5 これを今回の場合</text:p>
                  </text:list-item>
                  <text:list-item>
                    <text:p text:style-name="P26">#6 大変面白いことに、計量は</text:p>
                  </text:list-item>
                </text:list>
              </text:list-item>
            </text:list>
          </text:list-item>
        </text:list>
      </text:section>
      <text:list xml:id="list37533529" text:continue-numbering="true" text:style-name="L7">
        <text:list-item>
          <text:list>
            <text:list-item>
              <text:p text:style-name="P26">search</text:p>
              <text:list>
                <text:list-item>
                  <text:p text:style-name="P39">座標変換 極座標</text:p>
                </text:list-item>
              </text:list>
            </text:list-item>
            <text:list-item>
              <text:p text:style-name="P26">came to know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7">1</text:p>
          </table:table-cell>
          <table:table-cell table:style-name="表5.B1" office:value-type="string">
            <text:p text:style-name="P18">極座標の計量は　=&gt;　座標上の位置によって、値が変わる</text:p>
            <text:p text:style-name="P18">　=&gt;　(i.e.) 計量の式に、変数が入っている</text:p>
            <text:p text:style-name="P18">　=&gt;　(i.e.) 変化後の座標の他に、ds^2 を決める変数　=&gt;　存在する。</text:p>
          </table:table-cell>
        </table:table-row>
        <table:table-row>
          <table:table-cell table:style-name="表5.A2" office:value-type="float" office:value="2">
            <text:p text:style-name="P17">2</text:p>
          </table:table-cell>
          <table:table-cell table:style-name="表5.B2" office:value-type="string">
            <text:p text:style-name="P18">（他方、）デカルト座標の計量　=&gt;　入っていない</text:p>
            <text:p text:style-name="P18">　=&gt;　(i.e.) 座標だけで、ds^2 の値が、決まる</text:p>
          </table:table-cell>
        </table:table-row>
      </table:table>
      <text:list xml:id="list37515522" text:continue-numbering="true" text:style-name="L7">
        <text:list-item>
          <text:list>
            <text:list-item>
              <text:p text:style-name="P26"/>
            </text:list-item>
          </text:list>
        </text:list-item>
      </text:list>
      <text:p text:style-name="P13"/>
      <text:p text:style-name="P4">[next]</text:p>
      <text:list xml:id="list3715712359183114867" text:style-name="L8">
        <text:list-item>
          <text:p text:style-name="P47">TASK : continue ==&gt; M-3 / #6</text:p>
        </text:list-item>
      </text:list>
      <text:p text:style-name="P4">[further]</text:p>
      <text:list xml:id="list1345475232285209747" text:style-name="L9">
        <text:list-item>
          <text:p text:style-name="P48"/>
        </text:list-item>
      </text:list>
      <text:p text:style-name="P11"><text:line-break/><text:span text:style-name="T4">[/ XXX] 20200525_183040</text:span></text:p>
      <text:p text:style-name="P11"/>
      <text:p text:style-name="P2"/>
      <text:p text:style-name="P4"><text:soft-page-break/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4556436205040586606" text:style-name="L10">
        <text:list-item>
          <text:p text:style-name="P27">REVIEW </text:p>
        </text:list-item>
        <text:list-item>
          <text:p text:style-name="P27"><text:span text:style-name="T3">#_ </text:span>TASK-1 : M-3 / #6<text:tab/>:d-1</text:p>
          <text:list>
            <text:list-item>
              <text:p text:style-name="P27">read</text:p>
            </text:list-item>
          </text:list>
        </text:list-item>
      </text:list>
      <text:section text:style-name="Sect1" text:name="セクション2">
        <text:list xml:id="list37530566" text:continue-numbering="true" text:style-name="L10">
          <text:list-item>
            <text:list>
              <text:list-item>
                <text:list>
                  <text:list-item>
                    <text:p text:style-name="P27">#6 大変面白いことに、計量は</text:p>
                  </text:list-item>
                  <text:list-item>
                    <text:p text:style-name="P27">#7 ここまで来れば、</text:p>
                  </text:list-item>
                  <text:list-item>
                    <text:p text:style-name="P27">#8 この変換法を使えば、</text:p>
                  </text:list-item>
                  <text:list-item>
                    <text:p text:style-name="P27">#9 デカルト座標を使っている限り</text:p>
                  </text:list-item>
                  <text:list-item>
                    <text:p text:style-name="P27">#10 では共変ベクトル的な座標を</text:p>
                  </text:list-item>
                </text:list>
              </text:list-item>
            </text:list>
          </text:list-item>
        </text:list>
      </text:section>
      <text:list xml:id="list37536117" text:continue-numbering="true" text:style-name="L10">
        <text:list-item>
          <text:list>
            <text:list-item>
              <text:p text:style-name="P27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7">1</text:p>
          </table:table-cell>
          <table:table-cell table:style-name="表14.B1" office:value-type="string">
            <text:p text:style-name="P18">反変ベクトルに、前から、計量テンソルを掛けると　=&gt;　共変ベクトルのようにふるまうものに、変わる</text:p>
          </table:table-cell>
        </table:table-row>
      </table:table>
      <text:list xml:id="list37517043" text:continue-numbering="true" text:style-name="L10">
        <text:list-item>
          <text:list>
            <text:list-item>
              <text:p text:style-name="P27">wanna-know</text:p>
            </text:list-item>
          </text:list>
        </text:list-item>
        <text:list-item>
          <text:p text:style-name="P27">TASK-2 : M-6<text:tab/>:d-2 </text:p>
          <text:list>
            <text:list-item>
              <text:p text:style-name="P27">read</text:p>
            </text:list-item>
          </text:list>
        </text:list-item>
      </text:list>
      <text:section text:style-name="Sect1" text:name="セクション4">
        <text:list xml:id="list37542281" text:continue-numbering="true" text:style-name="L10">
          <text:list-item>
            <text:list>
              <text:list-item>
                <text:list>
                  <text:list-item>
                    <text:p text:style-name="P27">#1ベクトルには位置ベクトル</text:p>
                  </text:list-item>
                  <text:list-item>
                    <text:p text:style-name="P27">#2 座標変換しても値が</text:p>
                  </text:list-item>
                  <text:list-item>
                    <text:p text:style-name="P27">#3 普段よく目にするベクトルの</text:p>
                  </text:list-item>
                  <text:list-item>
                    <text:p text:style-name="P27">#4 二つは打ち消し合う</text:p>
                  </text:list-item>
                </text:list>
              </text:list-item>
            </text:list>
          </text:list-item>
        </text:list>
      </text:section>
      <text:list xml:id="list37532801" text:continue-numbering="true" text:style-name="L10">
        <text:list-item>
          <text:list>
            <text:list-item>
              <text:p text:style-name="P27">came to know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8">反変ベクトルの、変換式：各要素の式の右辺。各項の、微分演算子の、分母の変数。　=&gt;　が、各項ごとに、変わる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8">共変ベクトルの、変換式：各要素の式の右辺。各項の、微分演算子の、分子の変数。　=&gt;　が、各項ごとに、変わる</text:p>
          </table:table-cell>
        </table:table-row>
      </table:table>
      <text:list xml:id="list37533598" text:continue-numbering="true" text:style-name="L10">
        <text:list-item>
          <text:list>
            <text:list-item>
              <text:p text:style-name="P27"><text:soft-page-break/>wanna-know</text:p>
            </text:list-item>
          </text:list>
        </text:list-item>
      </text:list>
      <text:p text:style-name="P13"/>
      <text:p text:style-name="P4">[next]</text:p>
      <text:list xml:id="list4065897284174541696" text:style-name="L11">
        <text:list-item>
          <text:p text:style-name="P28">TASK : continue ==&gt; “#4 二つは打ち消し合う”</text:p>
        </text:list-item>
      </text:list>
      <text:p text:style-name="P4">[further]</text:p>
      <text:list xml:id="list7914603098717588525" text:style-name="L12">
        <text:list-item>
          <text:p text:style-name="P49"/>
        </text:list-item>
      </text:list>
      <text:p text:style-name="P11"><text:line-break/><text:span text:style-name="T4">[/ XXX] 20200526_173541</text:span></text:p>
      <text:p text:style-name="P3"/>
      <text:p text:style-name="P2"/>
      <text:p text:style-name="P4"><text:span text:style-name="T1">24.1_1</text:span>--------------------------------------------------------------------</text:p>
      <text:p text:style-name="P7">[2] res free# JVEMV6 37# 24.1_X / 37. miscs / 24. UFO-science / 1. eman:relativity / 20200526_173601</text:p>
      <text:p text:style-name="P3"/>
      <text:p text:style-name="P4">[do] <text:span text:style-name="T3">#_ </text:span></text:p>
      <text:list xml:id="list100864983041439263" text:style-name="L13">
        <text:list-item>
          <text:p text:style-name="P29">REVIEW </text:p>
        </text:list-item>
        <text:list-item>
          <text:p text:style-name="P29">TASK-1</text:p>
        </text:list-item>
      </text:list>
      <text:list xml:id="list6689424842261232060" text:style-name="L14">
        <text:list-item>
          <text:list>
            <text:list-item>
              <text:p text:style-name="P30">read</text:p>
            </text:list-item>
          </text:list>
        </text:list-item>
      </text:list>
      <text:section text:style-name="Sect1" text:name="セクション5">
        <text:list xml:id="list37543339" text:continue-numbering="true" text:style-name="L14">
          <text:list-item>
            <text:list>
              <text:list-item>
                <text:list>
                  <text:list-item>
                    <text:p text:style-name="P30">#4 二つは打ち消し合う</text:p>
                  </text:list-item>
                  <text:list-item>
                    <text:p text:style-name="P30">#5 変換を行列形式で表すと</text:p>
                  </text:list-item>
                  <text:list-item>
                    <text:p text:style-name="P30">#6 この関係から大変</text:p>
                  </text:list-item>
                  <text:list-item>
                    <text:p text:style-name="P30">#7 このような組み合わせで</text:p>
                  </text:list-item>
                  <text:list-item>
                    <text:p text:style-name="P30">#8 ここまで分かりやすいようにと</text:p>
                  </text:list-item>
                </text:list>
              </text:list-item>
            </text:list>
          </text:list-item>
        </text:list>
      </text:section>
      <text:list xml:id="list37542669" text:continue-numbering="true" text:style-name="L14">
        <text:list-item>
          <text:list>
            <text:list-item>
              <text:p text:style-name="P30">read : M-7</text:p>
              <text:list>
                <text:list-item>
                  <text:p text:style-name="P30">#1 まずは2変数関数の合成関数の微分を</text:p>
                </text:list-item>
                <text:list-item>
                  <text:p text:style-name="P30">#2 シュワルツの定理という</text:p>
                </text:list-item>
              </text:list>
            </text:list-item>
            <text:list-item>
              <text:p text:style-name="P30"><text:soft-page-break/>came to know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7">1</text:p>
          </table:table-cell>
          <table:table-cell table:style-name="表8.B1" office:value-type="string">
            <text:p text:style-name="P18">==&gt; see memo</text:p>
          </table:table-cell>
        </table:table-row>
        <table:table-row>
          <table:table-cell table:style-name="表8.A2" office:value-type="float" office:value="2">
            <text:p text:style-name="P17">2</text:p>
          </table:table-cell>
          <table:table-cell table:style-name="表8.B2" office:value-type="string">
            <text:p text:style-name="P18"/>
          </table:table-cell>
        </table:table-row>
      </table:table>
      <text:list xml:id="list37542730" text:continue-numbering="true" text:style-name="L14">
        <text:list-item>
          <text:list>
            <text:list-item>
              <text:p text:style-name="P30"/>
            </text:list-item>
          </text:list>
        </text:list-item>
      </text:list>
      <text:p text:style-name="P4"/>
      <text:p text:style-name="P4">[next]</text:p>
      <text:list xml:id="list1053511172531550845" text:style-name="L15">
        <text:list-item>
          <text:p text:style-name="P50">TASK : M-8</text:p>
        </text:list-item>
      </text:list>
      <text:p text:style-name="P4">[further]</text:p>
      <text:list xml:id="list5085388813618856783" text:style-name="L16">
        <text:list-item>
          <text:p text:style-name="P51"/>
        </text:list-item>
      </text:list>
      <text:p text:style-name="P11"><text:line-break/><text:span text:style-name="T4">[/ XXX] 20200527_165408</text:span></text:p>
      <text:p text:style-name="P11"/>
      <text:p text:style-name="P2"/>
      <text:p text:style-name="P3"/>
      <text:p text:style-name="P4"><text:span text:style-name="T1">24.1_2</text:span>--------------------------------------------------------------------</text:p>
      <text:p text:style-name="P7">[3] res free# JVEMV6 37#24.1_X / 37. miscs / 24. UFO-science / 1. eman:relativity / 20200610_165056</text:p>
      <text:p text:style-name="P4">aaa</text:p>
      <text:p text:style-name="P4">[do] <text:span text:style-name="T3">#_ </text:span></text:p>
      <text:list xml:id="list37543074" text:continue-list="list100864983041439263" text:style-name="L13">
        <text:list-item>
          <text:p text:style-name="P29">REVIEW </text:p>
        </text:list-item>
        <text:list-item>
          <text:p text:style-name="P29">TASK-1 : M-4<text:tab/>:d-1</text:p>
        </text:list-item>
      </text:list>
      <text:list xml:id="list4360898769497550614" text:style-name="L17">
        <text:list-item>
          <text:list>
            <text:list-item>
              <text:p text:style-name="P31">read</text:p>
            </text:list-item>
          </text:list>
        </text:list-item>
      </text:list>
      <text:section text:style-name="Sect2" text:name="セクション6">
        <text:list xml:id="list37540066" text:continue-numbering="true" text:style-name="L17">
          <text:list-item>
            <text:list>
              <text:list-item>
                <text:list>
                  <text:list-item>
                    <text:p text:style-name="P31">#1 ここまでの話でベクトルがでてきたが</text:p>
                  </text:list-item>
                  <text:list-item>
                    <text:p text:style-name="P31">#2 これから先にある多様体</text:p>
                    <text:list>
                      <text:list-item>
                        <text:p text:style-name="P31"><text:soft-page-break/>何を基底にした数ベクトルかを注意する必要がある<text:tab/>:m</text:p>
                      </text:list-item>
                    </text:list>
                  </text:list-item>
                  <text:list-item>
                    <text:p text:style-name="P31">#4 次に座標変換と基底変換の話だが</text:p>
                    <text:list>
                      <text:list-item>
                        <text:p text:style-name="P31">ref <text:a xlink:type="simple" xlink:href="https://detail.chiebukuro.yahoo.co.jp/qa/question_detail/q1031301855" text:style-name="Internet_20_link" text:visited-style-name="Visited_20_Internet_20_Link">https://detail.chiebukuro.yahoo.co.jp/qa/question_detail/q1031301855</text:a> </text:p>
                        <text:list>
                          <text:list-item>
                            <text:p text:style-name="P31">#1 “あります．以後ベクトルを”</text:p>
                          </text:list-item>
                        </text:list>
                      </text:list-item>
                      <text:list-item>
                        <text:p text:style-name="P31">ref <text:a xlink:type="simple" xlink:href="http://cg.info.hiroshima-cu.ac.jp/~miyazaki/knowledge/tech23.html" text:style-name="Internet_20_link" text:visited-style-name="Visited_20_Internet_20_Link">http://cg.info.hiroshima-cu.ac.jp/~miyazaki/knowledge/tech23.html</text:a></text:p>
                        <text:list>
                          <text:list-item>
                            <text:p text:style-name="P31">#1 ２×２行列の逆行列の公式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1">#5 ところで基底変換とは</text:p>
                  </text:list-item>
                </text:list>
              </text:list-item>
            </text:list>
          </text:list-item>
        </text:list>
      </text:section>
      <text:list xml:id="list37539833" text:continue-numbering="true" text:style-name="L17">
        <text:list-item>
          <text:list>
            <text:list-item>
              <text:p text:style-name="P31"/>
            </text:list-item>
          </text:list>
        </text:list-item>
      </text:list>
      <text:p text:style-name="P4">[next]</text:p>
      <text:list xml:id="list5217465755492975348" text:style-name="L18">
        <text:list-item>
          <text:p text:style-name="P52">TASK : #5<text:tab/>M-4</text:p>
        </text:list-item>
      </text:list>
      <text:p text:style-name="P4">[further]</text:p>
      <text:list xml:id="list608196896413698890" text:style-name="L19">
        <text:list-item>
          <text:p text:style-name="P53"/>
        </text:list-item>
      </text:list>
      <text:p text:style-name="P11"><text:line-break/><text:span text:style-name="T4">[/ XXX] 20200610_165125</text:span></text:p>
      <text:p text:style-name="P11"/>
      <text:p text:style-name="P2"/>
      <text:p text:style-name="P4"><text:span text:style-name="T1">24.1_3</text:span>--------------------------------------------------------------------</text:p>
      <text:p text:style-name="P7">[4] res free# JVEMV6 37#24.1_X / 37. miscs / 24. UFO-science / 1. eman:relativity / 20200620_180835</text:p>
      <text:p text:style-name="P5"/>
      <text:p text:style-name="P5"/>
      <text:p text:style-name="P4">[do] <text:span text:style-name="T3">#_ </text:span></text:p>
      <text:list xml:id="list5281773582412771107" text:style-name="L20">
        <text:list-item>
          <text:p text:style-name="P32"><text:soft-page-break/>REVIEW </text:p>
        </text:list-item>
        <text:list-item>
          <text:p text:style-name="P32">TASK-1 : M-4</text:p>
          <text:list>
            <text:list-item>
              <text:p text:style-name="P32">read</text:p>
              <text:list>
                <text:list-item>
                  <text:p text:style-name="P32">#5 ところで基底変換とは</text:p>
                </text:list-item>
                <text:list-item>
                  <text:p text:style-name="P32">#6 数ベクトルの変換の際、変換行列が</text:p>
                </text:list-item>
                <text:list-item>
                  <text:p text:style-name="P32">==&gt; COMP</text:p>
                </text:list-item>
              </text:list>
            </text:list-item>
          </text:list>
        </text:list-item>
      </text:list>
      <text:p text:style-name="P4"><text:span text:style-name="T1">24.1_3</text:span>--------------------------------------------------------------------</text:p>
      <text:p text:style-name="P7">[4] res free# JVEMV6 37#24.4_1 / 37. miscs / 24. UFO-science / 4. doc:M-2 / 20200620_181916</text:p>
      <text:list xml:id="list37531947" text:continue-numbering="true" text:style-name="L20">
        <text:list-item>
          <text:p text:style-name="P32">TASK-2 </text:p>
          <text:list>
            <text:list-item>
              <text:list>
                <text:list-item>
                  <text:p text:style-name="P32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      </text:list-item>
              </text:list>
            </text:list-item>
            <text:list-item>
              <text:p text:style-name="P32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13"/>
      <text:p text:style-name="P13"/>
      <text:p text:style-name="P4">[next]</text:p>
      <text:list xml:id="list19729111598975183" text:style-name="L21">
        <text:list-item>
          <text:p text:style-name="P54">TASK</text:p>
        </text:list-item>
      </text:list>
      <text:p text:style-name="P4">[further]</text:p>
      <text:list xml:id="list9185924921348328863" text:style-name="L22">
        <text:list-item>
          <text:p text:style-name="P55"/>
        </text:list-item>
      </text:list>
      <text:p text:style-name="P11"><text:line-break/><text:span text:style-name="T4">[/ XXX] </text:span></text:p>
      <text:p text:style-name="P5"/>
      <text:p text:style-name="P2"/>
      <text:p text:style-name="P4"><text:span text:style-name="T1">24.5_1</text:span>--------------------------------------------------------------------</text:p>
      <text:p text:style-name="P7"><text:soft-page-break/>[2] res free# JVEMV6 37#24.5_1 / 37. miscs / 24. UFO-science / 5. doc:M-9 / 20200621_181635</text:p>
      <text:p text:style-name="P3"/>
      <text:p text:style-name="P4">[do] <text:span text:style-name="T3">#_ </text:span></text:p>
      <text:list xml:id="list8026130860666542924" text:style-name="L23">
        <text:list-item>
          <text:p text:style-name="P33">REVIEW </text:p>
          <text:list>
            <text:list-item>
              <text:p text:style-name="P33">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</text:list-item>
          </text:list>
        </text:list-item>
        <text:list-item>
          <text:p text:style-name="P33">TASK-1 : LTSpice</text:p>
          <text:list>
            <text:list-item>
              <text:p text:style-name="P33">T-1.1</text:p>
              <text:list>
                <text:list-item>
                  <text:p text:style-name="P33">search : “ltspice component transistor”</text:p>
                  <text:list>
                    <text:list-item>
                      <text:p text:style-name="P33"><text:a xlink:type="simple" xlink:href="https://electronics.stackexchange.com/questions/199411/how-to-find-specific-component-with-ltspice" text:style-name="Internet_20_link" text:visited-style-name="Visited_20_Internet_20_Link">https://electronics.stackexchange.com/questions/199411/how-to-find-specific-component-with-ltspice</text:a></text:p>
                    </text:list-item>
                    <text:list-item>
                      <text:p text:style-name="P33"/>
                    </text:list-item>
                  </text:list>
                </text:list-item>
                <text:list-item>
                  <text:p text:style-name="P33">search : “bd139 datasheet”</text:p>
                  <text:list>
                    <text:list-item>
                      <text:p text:style-name="P33"><text:a xlink:type="simple" xlink:href="../../../../../../../Users/IWABUC~1/AppData/Local/Temp/bd140.pdf" text:style-name="Internet_20_link" text:visited-style-name="Visited_20_Internet_20_Link">file:///C:/Users/IWABUC~1/AppData/Local/Temp/bd140.pdf</text:a></text:p>
                    </text:list-item>
                  </text:list>
                </text:list-item>
              </text:list>
            </text:list-item>
            <text:list-item>
              <text:p text:style-name="P33">T-1.2 : spice</text:p>
              <text:list>
                <text:list-item>
                  <text:p text:style-name="P33">capacitor</text:p>
                </text:list-item>
                <text:list-item>
                  <text:p text:style-name="P33">circuit ==&gt; draw : paper</text:p>
                  <text:list>
                    <text:list-item>
                      <text:p text:style-name="P33">ref 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          </text:list-item>
                  </text:list>
                </text:list-item>
                <text:list-item>
                  <text:p text:style-name="P33">draw : spice</text:p>
                  <text:list>
                    <text:list-item>
                      <text:p text:style-name="P33">C:\WORKS_2\WS\WS_Others.JVEMV6\JVEMV6\37_miscs\24_UFO-science\others\37#24.5_1.(1).asc</text:p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746026714807855396" text:style-name="L24">
        <text:list-item>
          <text:p text:style-name="P56">TASK : draw spice ==&gt; cont.</text:p>
        </text:list-item>
      </text:list>
      <text:p text:style-name="P4"><text:soft-page-break/>[further]</text:p>
      <text:p text:style-name="P11"><text:line-break/><text:span text:style-name="T4">[/ XXX] 20200621_190951</text:span></text:p>
      <text:p text:style-name="P5"/>
      <text:p text:style-name="P2"/>
      <text:p text:style-name="P4"><text:span text:style-name="T1">24.5_1</text:span>--------------------------------------------------------------------</text:p>
      <text:p text:style-name="P7">[2] res free# JVEMV6 37#24.5_1 / 37. miscs / 24. UFO-science / 5. doc:M-9 / 20200622_152701</text:p>
      <text:p text:style-name="P3"/>
      <text:p text:style-name="P4">[do] <text:span text:style-name="T3">#_ </text:span></text:p>
      <text:list xml:id="list9020074020242870046" text:style-name="L25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video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13"><text:a xlink:type="simple" xlink:href="https://www.youtube.com/watch?v=YLu16Yd-c20&amp;feature=emb_rel_end" text:style-name="Internet_20_link" text:visited-style-name="Visited_20_Internet_20_Link">https://www.youtube.com/watch?v=YLu16Yd-c20&amp;feature=emb_rel_end</text:a></text:p>
          </table:table-cell>
        </table:table-row>
        <table:table-row>
          <table:table-cell table:style-name="表6.A2" office:value-type="string">
            <text:p text:style-name="P13">3.49 ~</text:p>
          </table:table-cell>
        </table:table-row>
        <table:table-row>
          <table:table-cell table:style-name="表6.A2" office:value-type="string">
            <text:p text:style-name="P13"><text:a xlink:type="simple" xlink:href="https://html.alldatasheet.com/html-pdf/16171/PHILIPS/BD139/493/2/BD139.html" text:style-name="Internet_20_link" text:visited-style-name="Visited_20_Internet_20_Link">https://html.alldatasheet.com/html-pdf/16171/PHILIPS/BD139/493/2/BD139.html</text:a></text:p>
          </table:table-cell>
        </table:table-row>
      </table:table>
      <text:list xml:id="list37543020" text:continue-numbering="true" text:style-name="L25">
        <text:list-item>
          <text:list>
            <text:list-item>
              <text:p text:style-name="P34">splice ==&gt; draw → comp</text:p>
            </text:list-item>
            <text:list-item>
              <text:p text:style-name="P34">TEST ==&gt; no voltage</text:p>
            </text:list-item>
          </text:list>
        </text:list-item>
        <text:list-item>
          <text:p text:style-name="P34">TASK-2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3"><text:a xlink:type="simple" xlink:href="https://www.youtube.com/watch?v=-7DgPmkg-74" text:style-name="Internet_20_link" text:visited-style-name="Visited_20_Internet_20_Link">https://www.youtube.com/watch?v=-7DgPmkg-74</text:a></text:p>
          </table:table-cell>
        </table:table-row>
        <table:table-row>
          <table:table-cell table:style-name="表9.A2" office:value-type="string">
            <text:p text:style-name="P17"><text:a xlink:type="simple" xlink:href="http://akizukidenshi.com/catalog/goods/search.aspx?search=x&amp;keyword=lmc555&amp;image=%8C%9F%8D%F5" text:style-name="Internet_20_link" text:visited-style-name="Visited_20_Internet_20_Link">http://akizukidenshi.com/catalog/goods/search.aspx?search=x&amp;keyword=lmc555&amp;image=%8C%9F%8D%F5</text:a> </text:p>
            <text:p text:style-name="P17"><text:soft-page-break/>2N3904 <text:a xlink:type="simple" xlink:href="http://akizukidenshi.com/catalog/g/gI-05962/" text:style-name="Internet_20_link" text:visited-style-name="Visited_20_Internet_20_Link">http://akizukidenshi.com/catalog/g/gI-05962/</text:a> </text:p>
          </table:table-cell>
        </table:table-row>
        <table:table-row>
          <table:table-cell table:style-name="表9.A2" office:value-type="string">
            <text:p text:style-name="P18">銅線 <text:a xlink:type="simple" xlink:href="http://akizukidenshi.com/catalog/g/gP-09583/" text:style-name="Internet_20_link" text:visited-style-name="Visited_20_Internet_20_Link">http://akizukidenshi.com/catalog/g/gP-09583/</text:a> </text:p>
          </table:table-cell>
        </table:table-row>
      </table:table>
      <text:list xml:id="list37515179" text:continue-numbering="true" text:style-name="L25">
        <text:list-item>
          <text:p text:style-name="P34">TASK-3</text:p>
          <text:list>
            <text:list-item>
              <text:p text:style-name="P34"><text:a xlink:type="simple" xlink:href="http://benfranklin.chips.jp/cake_apps/Cake_IFM11/images/view/42032" text:style-name="Internet_20_link" text:visited-style-name="Visited_20_Internet_20_Link">http://benfranklin.chips.jp/cake_apps/Cake_IFM11/images/view/42032</text:a> </text:p>
            </text:list-item>
            <text:list-item>
              <text:p text:style-name="P34">37#24.5_2.(2).asc</text:p>
            </text:list-item>
            <text:list-item>
              <text:p text:style-name="P34">37#24.5_2.(2a).(no-capacitors).asc</text:p>
              <text:list>
                <text:list-item>
                  <text:p text:style-name="P34">no capacitors</text:p>
                </text:list-item>
              </text:list>
            </text:list-item>
          </text:list>
        </text:list-item>
      </text:list>
      <text:p text:style-name="P4">[next]</text:p>
      <text:list xml:id="list7988267124364914008" text:style-name="L26">
        <text:list-item>
          <text:p text:style-name="P35">TASK : circuit mess-around ==&gt; lets continue</text:p>
          <text:list>
            <text:list-item>
              <text:p text:style-name="P35">==&gt; <text:span text:style-name="T7">発振回路 → any</text:span></text:p>
            </text:list-item>
          </text:list>
        </text:list-item>
      </text:list>
      <text:p text:style-name="P4">[further]</text:p>
      <text:p text:style-name="P11"><text:line-break/><text:span text:style-name="T4">[/ XXX] 20200622_173047</text:span></text:p>
      <text:p text:style-name="P5"/>
      <text:p text:style-name="P2">@@@</text:p>
      <text:p text:style-name="P4"><text:span text:style-name="T1">24.5_2</text:span>--------------------------------------------------------------------</text:p>
      <text:p text:style-name="P7">[3] res free# JVEMV6 37#24.5_XX / 37. miscs / 24. UFO-science / 5. doc:M-9 / XXX</text:p>
      <text:p text:style-name="P3"/>
      <text:p text:style-name="P4">[do] <text:span text:style-name="T3">#_ </text:span></text:p>
      <text:list xml:id="list7368723063852594797" text:style-name="L31">
        <text:list-item>
          <text:p text:style-name="P38">REVIEW </text:p>
        </text:list-item>
        <text:list-item>
          <text:p text:style-name="P38">TASK-1</text:p>
        </text:list-item>
      </text:list>
      <text:p text:style-name="P4">[next]</text:p>
      <text:list xml:id="list2315838340419274940" text:style-name="L30">
        <text:list-item>
          <text:p text:style-name="P37">TASK</text:p>
        </text:list-item>
      </text:list>
      <text:p text:style-name="P4"><text:soft-page-break/>[further]</text:p>
      <text:p text:style-name="P11"><text:line-break/><text:span text:style-name="T4">[/ XXX] </text:span></text:p>
      <text:p text:style-name="P5"/>
      <text:p text:style-name="P3"/>
      <text:p text:style-name="P3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[X] res free# JVEMV6 37# 24_X / 37. miscs / 24. UFO-science / XXX</text:p>
      <text:p text:style-name="P4"/>
      <text:p text:style-name="P4">[do] <text:span text:style-name="T3">#_ </text:span></text:p>
      <text:list xml:id="list37532334" text:continue-list="list37515179" text:style-name="L25">
        <text:list-item>
          <text:p text:style-name="P34">REVIEW </text:p>
        </text:list-item>
        <text:list-item>
          <text:p text:style-name="P34">TASK-1</text:p>
        </text:list-item>
      </text:list>
      <text:p text:style-name="P4">[next]</text:p>
      <text:list xml:id="list3530536942849251476" text:style-name="L27">
        <text:list-item>
          <text:p text:style-name="P36">TASK</text:p>
        </text:list-item>
      </text:list>
      <text:p text:style-name="P4">[further]</text:p>
      <text:p text:style-name="P11"><text:line-break/><text:span text:style-name="T4">[/ XXX] </text:span></text:p>
      <text:p text:style-name="P11"/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p text:style-name="P15"><text:a xlink:type="simple" xlink:href="https://www.matrixdisclosure.com/nikola-tesla-dynamic-theory-gravity/" text:style-name="Internet_20_link" text:visited-style-name="Visited_20_Internet_20_Link">https://www.matrixdisclosure.com/nikola-</text:a><text:a xlink:type="simple" xlink:href="https://www.matrixdisclosure.com/nikola-tesla-dynamic-theory-gravity/" text:style-name="Internet_20_link" text:visited-style-name="Visited_20_Internet_20_Link">tesla-dynamic-theory-gravity/</text:a><text:span text:style-name="T5"> </text:span></text:p>
          </table:table-cell>
          <table:table-cell table:style-name="表3.C1" office:value-type="string">
            <text:p text:style-name="P14">2020年4月21日15:14:05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4"><text:a xlink:type="simple" xlink:href="https://teslaresearch.jimdofree.com/dynamic-theory-of-gravity/" text:style-name="Internet_20_link" text:visited-style-name="Visited_20_Internet_20_Link">https://teslaresearch.jimdofree.com/dynami</text:a><text:soft-page-break/><text:a xlink:type="simple" xlink:href="https://teslaresearch.jimdofree.com/dynamic-theory-of-gravity/" text:style-name="Internet_20_link" text:visited-style-name="Visited_20_Internet_20_Link">c-theory-of-gravity/</text:a></text:p>
          </table:table-cell>
          <table:table-cell table:style-name="表3.C2" office:value-type="string">
            <text:p text:style-name="P14">2020年4月21日<text:soft-page-break/>15:18:35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p text:style-name="P16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7075843794146827394" text:style-name="L28">
        <text:list-item>
          <text:p text:style-name="P42">tesla gravity<text:tab/>2020年4月21日15:14:39</text:p>
          <text:list>
            <text:list-item>
              <text:p text:style-name="P42">https://duckduckgo.com/?q=tesla+gravity&amp;t=h_&amp;ia=web</text:p>
            </text:list-item>
          </text:list>
        </text:list-item>
        <text:list-item>
          <text:p text:style-name="P42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3"/>
      <text:p text:style-name="P3"><text:soft-page-break/></text:p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oj &amp;&amp; s</text:p>
          </table:table-cell>
        </table:table-row>
        <table:table-row>
          <table:table-cell table:style-name="表1.A2" office:value-type="string">
            <text:p text:style-name="P10">###</text:p>
          </table:table-cell>
        </table:table-row>
        <table:table-row>
          <table:table-cell table:style-name="表1.A3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4" office:value-type="string">
            <text:p text:style-name="P3">C:\WORKS_2\a.bat &amp;&amp; r oj &amp;&amp; git add -A &amp;&amp; git commit -m ^"(res : JVE_37#<text:span text:style-name="T6">24.5_2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>closing 20200610_170116</text:p>
      <table:table table:name="表4" table:style-name="表4">
        <table:table-column table:style-name="表4.A"/>
        <table:table-row>
          <table:table-cell table:style-name="表4.A1" office:value-type="string">
            <text:list xml:id="list2297613159989049843" text:style-name="L29">
              <text:list-item>
                <text:p text:style-name="P19">git</text:p>
              </text:list-item>
              <text:list-item>
                <text:p text:style-name="P19">close apps</text:p>
                <text:list>
                  <text:list-item>
                    <text:p text:style-name="P19">browser pages</text:p>
                  </text:list-item>
                  <text:list-item>
                    <text:p text:style-name="P19">folders</text:p>
                  </text:list-item>
                  <text:list-item>
                    <text:p text:style-name="P19">docs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"/>
          </table:table-cell>
        </table:table-row>
      </table:table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2T17:31:37.65</dc:date>
    <dc:creator>iwabuchi ken</dc:creator>
    <meta:editing-duration>PT15H20M28S</meta:editing-duration>
    <meta:editing-cycles>102</meta:editing-cycles>
    <meta:generator>OpenOffice/4.1.3$Win32 OpenOffice.org_project/413m1$Build-9783</meta:generator>
    <meta:document-statistic meta:table-count="10" meta:image-count="0" meta:object-count="0" meta:page-count="16" meta:paragraph-count="284" meta:word-count="1643" meta:character-count="8243"/>
  </office:meta>
</office:document-meta>
</file>